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709" officeooo:paragraph-rsid="00078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IEDAPP 20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5:56:05.627000000</meta:creation-date>
    <dc:date>2020-06-02T15:57:19.109000000</dc:date>
    <meta:editing-duration>PT1M15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3.6.2$Windows_X86_64 LibreOffice_project/2196df99b074d8a661f4036fca8fa0cbfa33a497</meta:generator>
  </office:meta>
</office:document-meta>
</file>